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Key.createD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ateKey.setVerbose( final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Alias( final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Keysize( final String key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name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inguishedName.encode( final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tinguishedName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Dname( final String 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tinguishedNam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ateKey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name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ame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Keypass( final String key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Validity( final String valid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name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Sigalg( final String sig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Storetype( final String 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Storepass( final String store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Key.setKeystore( final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inguishedName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Key.setKeyalg( final String key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